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 draw:auto-grow-height="false" fo:min-height="0.066cm" fo:min-width="0cm" fo:wrap-option="wrap"/>
    </style:style>
    <style:style style:name="gr5" style:family="graphic" style:parent-style-name="standard">
      <style:graphic-properties draw:textarea-vertical-align="middle" draw:auto-grow-height="false" fo:min-height="0cm" fo:min-width="0cm" fo:wrap-option="wrap"/>
    </style:style>
    <style:style style:name="gr6" style:family="graphic" style:parent-style-name="standard">
      <style:graphic-properties draw:textarea-vertical-align="middle" draw:auto-grow-height="false" fo:min-height="0.004cm" fo:min-width="0cm" fo:wrap-option="wrap"/>
    </style:style>
    <style:style style:name="gr7" style:family="graphic" style:parent-style-name="objectwithoutfill">
      <style:graphic-properties draw:marker-start="Rounded_20_short_20_Arrow" draw:marker-end="Rounded_20_short_20_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1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71cm" svg:y1="0.691cm" svg:x2="0.172cm" svg:y2="5.163cm">
          <text:p/>
        </draw:line>
        <draw:frame draw:style-name="gr2" draw:text-style-name="P2" draw:layer="layout" svg:width="2.54cm" svg:height="0.635cm" svg:x="3.717cm" svg:y="0.1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.54cm" svg:height="0.635cm" svg:x="4.915cm" svg:y="1.04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5.73cm" svg:y1="1.531cm" svg:x2="1.031cm" svg:y2="6.003cm">
          <text:p/>
        </draw:line>
        <draw:line draw:style-name="gr1" draw:text-style-name="P1" draw:layer="layout" svg:x1="6.492cm" svg:y1="2.374cm" svg:x2="1.793cm" svg:y2="6.846cm">
          <text:p/>
        </draw:line>
        <draw:custom-shape draw:style-name="gr4" draw:text-style-name="P2" draw:layer="layout" svg:width="0.254cm" svg:height="0.254cm" svg:x="1.939cm" svg:y="4.54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2.74cm" svg:y="5.049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3.241cm" svg:y="2.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0.796cm" svg:y="4.979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2.241cm" svg:y="3.05cm">
          <text:p/>
          <draw:enhanced-geometry svg:viewBox="0 0 21600 21600" draw:text-areas="?f7 ?f7 ?f8 ?f8" draw:type="col-502ad400" draw:modifiers="108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4.041cm" svg:y="1.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2.193cm" svg:y="5.99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254cm" svg:height="0.254cm" svg:x="4.191cm" svg:y="4.191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4.542cm" svg:y="3.051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4.948cm" svg:y1="6.934cm" svg:x2="0.249cm" svg:y2="11.406cm">
          <text:p/>
        </draw:line>
        <draw:line draw:style-name="gr3" draw:text-style-name="P1" draw:layer="layout" svg:x1="5.807cm" svg:y1="7.774cm" svg:x2="1.108cm" svg:y2="12.246cm">
          <text:p/>
        </draw:line>
        <draw:line draw:style-name="gr1" draw:text-style-name="P1" draw:layer="layout" svg:x1="6.569cm" svg:y1="8.617cm" svg:x2="1.87cm" svg:y2="13.089cm">
          <text:p/>
        </draw:line>
        <draw:custom-shape draw:style-name="gr5" draw:text-style-name="P2" draw:layer="layout" svg:width="0.254cm" svg:height="0.254cm" svg:x="2.016cm" svg:y="10.791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4.572cm" svg:y="9.44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3.318cm" svg:y="9.09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0.873cm" svg:y="11.22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2" draw:layer="layout" svg:width="0.254cm" svg:height="0.254cm" svg:x="2.318cm" svg:y="8.293cm">
          <text:p/>
          <draw:enhanced-geometry svg:viewBox="0 0 21600 21600" draw:text-areas="?f7 ?f7 ?f8 ?f8" draw:type="col-502ad400" draw:modifiers="108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3.81cm" svg:y="7.79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2.27cm" svg:y="12.23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4.483cm" svg:y="11.39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5.842cm" svg:y="9.06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7" draw:text-style-name="P1" draw:layer="layout" svg:x1="2.413cm" svg:y1="8.432cm" svg:x2="2.413cm" svg:y2="9.321cm">
          <text:p/>
        </draw:line>
        <draw:line draw:style-name="gr7" draw:text-style-name="P1" draw:layer="layout" svg:x1="4.613cm" svg:y1="10.533cm" svg:x2="4.613cm" svg:y2="11.422cm">
          <text:p/>
        </draw:line>
        <draw:frame draw:style-name="gr8" draw:text-style-name="P3" draw:layer="layout" svg:width="0.508cm" svg:height="0.962cm" svg:x="1.751cm" svg:y="8.413cm">
          <draw:text-box>
            <text:p><text:span text:style-name="T1">ξ</text:span></text:p>
          </draw:text-box>
        </draw:frame>
        <draw:frame draw:style-name="gr8" draw:text-style-name="P3" draw:layer="layout" svg:width="0.508cm" svg:height="0.962cm" svg:x="4.458cm" svg:y="10.513cm">
          <draw:text-box>
            <text:p><text:span text:style-name="T1">ξ</text:span></text:p>
          </draw:text-box>
        </draw:frame>
        <draw:frame draw:style-name="gr2" draw:text-style-name="P2" draw:layer="layout" svg:width="2.93cm" svg:height="0.635cm" svg:x="6.017cm" svg:y="1.82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54cm" svg:height="0.635cm" svg:x="3.46cm" svg:y="6.4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2.54cm" svg:height="0.635cm" svg:x="4.658cm" svg:y="7.39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2.93cm" svg:height="0.635cm" svg:x="5.96cm" svg:y="8.17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5" draw:text-style-name="P2" draw:layer="layout" svg:width="0.254cm" svg:height="0.254cm" svg:x="2.119cm" svg:y="9.39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3.81cm" svg:y="10.97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2.921cm" svg:y="10.97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0.254cm" svg:height="0.254cm" svg:x="3.937cm" svg:y="9.95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9.14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rest Bao</meta:initial-creator>
    <meta:creation-date>2016-03-10T14:27:04.742947690</meta:creation-date>
    <dc:date>2020-09-29T23:17:22.557613501</dc:date>
    <meta:editing-duration>PT19M12S</meta:editing-duration>
    <meta:editing-cycles>7</meta:editing-cycles>
    <meta:generator>LibreOffice/6.0.7.3$Linux_X86_64 LibreOffice_project/00m0$Build-3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row>
          <mo stretchy="false">−</mo>
          <mi mathvariant="normal">ε</mi>
        </mrow>
      </mrow>
    </mrow>
    <annotation encoding="StarMath 5.0">{ bold w} {bold x} + w_b = - %varepsilon </annotation>
  </semantics>
</math>
</file>

<file path=Object 2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i mathvariant="normal">ε</mi>
      </mrow>
    </mrow>
    <annotation encoding="StarMath 5.0">{ bold w} {bold x} + w_b = %varepsilon </annotation>
  </semantics>
</math>
</file>

<file path=Object 3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i mathvariant="normal">ε</mi>
      </mrow>
    </mrow>
    <annotation encoding="StarMath 5.0">{ bold w} {bold x} + w_b = %varepsilon </annotation>
  </semantics>
</math>
</file>

<file path=Object 4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 {bold x} + w_b  = 0 </annotation>
  </semantics>
</math>
</file>

<file path=Object 5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 {bold x} + w_b  = 0 </annotation>
  </semantics>
</math>
</file>

<file path=Object 6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row>
          <mo stretchy="false">−</mo>
          <mi mathvariant="normal">ε</mi>
        </mrow>
      </mrow>
    </mrow>
    <annotation encoding="StarMath 5.0">{ bold w} {bold x} + w_b = - %varepsilon </annotation>
  </semantics>
</math>
</file>